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row table:style-name="ro1">
          <table:table-cell office:value-type="float" office:value="26">
            <text:p>26</text:p>
          </table:table-cell>
          <table:table-cell table:number-columns-repeated="25"/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6" table:style-name="ce1"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6" table:style-name="ce1"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6" table:style-name="ce1"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6" table:style-name="ce1"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6" table:style-name="ce1"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16/12/2018</text:date>, <text:time>10:3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0:31:24.16</dc:date>
    <meta:editing-duration>PT16H52M33S</meta:editing-duration>
    <meta:editing-cycles>7</meta:editing-cycles>
    <meta:generator>OpenOffice/4.1.5$Win32 OpenOffice.org_project/415m1$Build-9789</meta:generator>
    <meta:document-statistic meta:table-count="1" meta:cell-count="677" meta:object-count="0"/>
  </office:meta>
</office:document-meta>
</file>